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1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Arial"/>
    </style:style>
    <style:style style:name="P7" style:family="paragraph" style:parent-style-name="Text_20_body">
      <style:paragraph-properties fo:text-align="center" style:justify-single-word="false"/>
      <style:text-properties fo:color="#004586" style:font-name="Arial1" fo:font-size="12pt" style:font-size-asian="10.5pt" style:font-size-complex="12pt"/>
    </style:style>
    <style:style style:name="P8" style:family="paragraph" style:parent-style-name="Text_20_body">
      <style:text-properties fo:color="#0000ff" style:font-name="Arial" fo:font-size="10pt" style:font-size-asian="10pt" style:font-size-complex="10pt"/>
    </style:style>
    <style:style style:name="P9" style:family="paragraph" style:parent-style-name="Text_20_body">
      <style:paragraph-properties fo:background-color="#ffffff">
        <style:background-image/>
      </style:paragraph-properties>
      <style:text-properties fo:color="#000000" style:font-name="Arial" fo:font-size="10pt" style:font-size-asian="10pt" style:font-size-complex="10pt"/>
    </style:style>
    <style:style style:name="T1" style:family="text">
      <style:text-properties fo:color="#004586" fo:font-size="20pt" style:font-size-asian="20pt" style:font-size-complex="20pt"/>
    </style:style>
    <style:style style:name="T2" style:family="text">
      <style:text-properties style:text-position="super 58%" style:font-name="Arial"/>
    </style:style>
    <style:style style:name="T3" style:family="text">
      <style:text-properties style:font-name="Arial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color="#000000" style:font-name="Arial" fo:font-size="12pt" style:font-size-asian="12pt" style:font-size-complex="12pt"/>
    </style:style>
    <style:style style:name="T6" style:family="text">
      <style:text-properties fo:color="#000000" style:font-name="Arial" fo:font-size="10pt" style:font-size-asian="10pt" style:font-size-complex="10pt"/>
    </style:style>
    <style:style style:name="T7" style:family="text">
      <style:text-properties fo:font-variant="normal" fo:text-transform="none" fo:letter-spacing="normal" fo:font-style="normal" fo:font-weight="bold"/>
    </style:style>
    <style:style style:name="T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color="#0000ff"/>
    </style:style>
    <style:style style:name="T11" style:family="text">
      <style:text-properties fo:color="#0000ff" style:font-name="Arial" fo:font-size="10pt" style:font-size-asian="10pt" style:font-size-complex="10pt"/>
    </style:style>
    <style:style style:name="T12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vite: </text:span><text:span text:style-name="T1">fisl14 realiza w</text:span><text:span text:style-name="T1">orkshop </text:span><text:span text:style-name="T1">sobre </text:span><text:span text:style-name="T1">Software Livre para jornalistas</text:span></text:p>
      <text:p text:style-name="P7"/>
      <text:p text:style-name="P5">Prezado jornalista, </text:p>
      <text:p text:style-name="P2"><text:span text:style-name="T3">A organização da 14</text:span><text:span text:style-name="T2">a</text:span><text:span text:style-name="T3"> edição do Fórum Internacional Software Livre e a Enfato multicomunicação tem o prazer de convidá-lo a participar do Workshop sobre conceitos e usos de Software Livre, que acontecerá no dia </text:span><text:span text:style-name="T3">11</text:span><text:span text:style-name="T3"> de junho, </text:span><text:span text:style-name="T3">terça-feira, </text:span><text:span text:style-name="T3">da</text:span><text:span text:style-name="T3">s 9h </text:span><text:span text:style-name="T3">às 1</text:span><text:span text:style-name="T3">2</text:span><text:span text:style-name="T3">h</text:span><text:span text:style-name="T3">00</text:span><text:span text:style-name="T3">, no </text:span><text:span text:style-name="T3">A</text:span><text:span text:style-name="T3">uditório da Procergs (</text:span><text:span text:style-name="T3">Praça dos Açorianos, s/nº</text:span><text:span text:style-name="T3">). </text:span><text:span text:style-name="T3">As inscrições são gratuitas e as vagas, limitadas.</text:span></text:p>
      <text:p text:style-name="P6">O encontro visa a levar a jornalistas e formadores de opinião informações sobre o desenvolvimento, finalidades e utilização dos softwares livres e open source, as questões que envolvem o tema no Brasil e no mundo, como o Marco Civil da Internet e a abertura de dados e códigos-fonte. Também será apresentada uma prévia das atrações e atividades que acontecerão durante o Fórum Internacional Software Livre, que ocorre entre 03 e 06 de julho no Centro de Eventos da PUCRS.</text:p>
      <text:p text:style-name="P2"><text:span text:style-name="T12">Mais informações podem ser obtidas com </text:span><text:span text:style-name="T12">Lívia Araújo</text:span><text:span text:style-name="T12">, pelo email </text:span><text:span text:style-name="T12">livia</text:span><text:a xlink:type="simple" xlink:href="mailto:nicole@enfato.com.br"><text:span text:style-name="T12">@enfato.com.br</text:span></text:a><text:span text:style-name="T12"> ou pelo</text:span><text:span text:style-name="T12">s</text:span><text:span text:style-name="T12"> telefone</text:span><text:span text:style-name="T12">s</text:span><text:span text:style-name="T12"> (51) </text:span><text:span text:style-name="T12">3026-1261 e (51) </text:span><text:span text:style-name="T12">8151.9026</text:span><text:span text:style-name="T12">. </text:span></text:p>
      <text:p text:style-name="P6"/>
      <text:p text:style-name="P2"><text:span text:style-name="Strong_20_Emphasis"><text:span text:style-name="T5">S</text:span></text:span><text:span text:style-name="Strong_20_Emphasis"><text:span text:style-name="T5">obre o Fórum Internacional Software Livre (</text:span></text:span><text:span text:style-name="Strong_20_Emphasis"><text:span text:style-name="T5">FISL</text:span></text:span><text:span text:style-name="Strong_20_Emphasis"><text:span text:style-name="T5">)</text:span></text:span></text:p>
      <text:p text:style-name="P3">O Fórum Internacional Software Livre (FISL) acontece desde o ano 2000 - chegando em sua 14ª edição. É considerado o mais consolidado evento da área na América Latina e um dos maiores do mundo. Fundado nos ideais construídos inicialmente pelo físico e programador Richard Stallman e, posteriormente, pela comunidade de hackers e desenvolvedores do sistema operacional GNU/Linux, o FISL surgiu de uma mobilização em prol da luta pela liberdade e autonomia tecnológica do país. O evento é o momento de encontro físico de muitas pessoas de diversas partes do mundo que se conhecem e trabalham apenas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Standard"><text:span text:style-name="Strong_20_Emphasis"><text:span text:style-name="T6"/></text:span></text:p>
      <text:p text:style-name="Standard"><text:span text:style-name="Strong_20_Emphasis"><text:span text:style-name="T6">Porto Alegre, </text:span></text:span><text:span text:style-name="Strong_20_Emphasis"><text:span text:style-name="T6">14</text:span></text:span><text:span text:style-name="Strong_20_Emphasis"><text:span text:style-name="T6"> de maio</text:span></text:span><text:span text:style-name="Strong_20_Emphasis"><text:span text:style-name="T6"> de 2013</text:span></text:span></text:p>
      <text:p text:style-name="Text_20_body"><text:span text:style-name="Strong_20_Emphasis"><text:span text:style-name="T6"/></text:span></text:p>
      <text:p text:style-name="P9"><text:span text:style-name="T7">Núcleo de Atendimento 1</text:span><text:span text:style-name="T7">4</text:span><text:span text:style-name="T7">° Fórum Internacional Software Livre</text:span><text:span text:style-name="T9"><text:line-break/></text:span><text:span text:style-name="T8">Coordenação: </text:span><text:span text:style-name="T8">Livia Araujo</text:span><text:span text:style-name="T8"> – </text:span><text:span text:style-name="T8">livia</text:span><text:span text:style-name="T8">@enfato.com.br –</text:span><text:span text:style-name="T8"> 51 8151.</text:span><text:span text:style-name="T8">9026</text:span><text:span text:style-name="T9"><text:line-break/>Direção:Mariana Turkenicz– mariana@enfato.com.br – 51 8121.7062<text:line-break/></text:span></text:p>
      <text:p text:style-name="P9"><text:span text:style-name="T7">Enfato </text:span><text:span text:style-name="T7">multicomunicação</text:span></text:p>
      <text:p text:style-name="P4">+55 (51) 30.261.261</text:p>
      <text:p text:style-name="Text_20_body"><text:a xlink:type="simple" xlink:href="http://www.enfato.com.br/"><text:span text:style-name="T11">www.enfato.com.br</text:span></text:a><text:span text:style-name="T4"> </text:span></text:p>
      <text:p text:style-name="Text_20_body"><text:span text:style-name="T4">Twitter: </text:span><text:a xlink:type="simple" xlink:href="http://www.twitter.com/enfato"><text:span text:style-name="T11">@enfato</text:span></text:a></text:p>
      <text:p text:style-name="P4">Facebook: <text:span text:style-name="T10">enfatomulticomunicacao</text:span></text:p>
      <text:p text:style-name="P8">Empresa filiada à Abracom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14:11:52.22</meta:creation-date>
    <dc:date>2013-06-05T14:31:58.58</dc:date>
    <meta:editing-duration>PT17M56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15" meta:word-count="348" meta:character-count="2289" meta:non-whitespace-character-count="1951"/>
  </office:meta>
</office:document-meta>
</file>